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system" style:font-pitch="variable"/>
    <style:font-face style:name="Nimbus Mono L" svg:font-family="Nimbus Mono 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en" fo:country="GB"/>
    </style:style>
    <style:style style:name="P3" style:parent-style-name="Textbodyuser" style:family="paragraph">
      <style:text-properties fo:language="en" fo:country="GB"/>
    </style:style>
    <style:style style:name="T4" style:parent-style-name="Absatz-Standardschriftart" style:family="text">
      <style:text-properties fo:language="en" fo:country="GB"/>
    </style:style>
    <style:style style:name="T5" style:parent-style-name="Absatz-Standardschriftart" style:family="text">
      <style:text-properties fo:color="#800080" fo:language="en" fo:country="GB"/>
    </style:style>
    <style:style style:name="TableColumn7" style:family="table-column">
      <style:table-column-properties style:column-width="3.3458in" style:use-optimal-column-width="false"/>
    </style:style>
    <style:style style:name="TableColumn8" style:family="table-column">
      <style:table-column-properties style:column-width="3.352in" style:use-optimal-column-width="false"/>
    </style:style>
    <style:style style:name="Table6" style:family="table">
      <style:table-properties style:width="6.6979in" fo:margin-left="-0.0069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1" fo:border-left="0.0034in solid #000001" fo:border-bottom="0.0034in solid #000001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="0.0034in solid #000001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1" fo:border-bottom="0.0034in solid #000001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1" fo:border-bottom="0.0034in solid #000001" fo:border-right="0.0034in solid #000001" style:writing-mode="lr-tb" fo:padding-top="0.0381in" fo:padding-left="0.0381in" fo:padding-bottom="0.0381in" fo:padding-right="0.0381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1" fo:border-bottom="0.0034in solid #000001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1" fo:border-bottom="0.0034in solid #000001" fo:border-right="0.0034in solid #000001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1" fo:border-bottom="0.0034in solid #000001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1" fo:border-bottom="0.0034in solid #000001" fo:border-right="0.0034in solid #000001" style:writing-mode="lr-tb" fo:padding-top="0.0381in" fo:padding-left="0.0381in" fo:padding-bottom="0.0381in" fo:padding-right="0.0381in"/>
    </style:style>
    <style:style style:name="T21" style:parent-style-name="Absatz-Standardschriftart" style:family="text">
      <style:text-properties fo:color="#800080"/>
    </style:style>
    <style:style style:name="TableColumn23" style:family="table-column">
      <style:table-column-properties style:column-width="3.3472in" style:use-optimal-column-width="false"/>
    </style:style>
    <style:style style:name="TableColumn24" style:family="table-column">
      <style:table-column-properties style:column-width="3.3458in" style:use-optimal-column-width="false"/>
    </style:style>
    <style:style style:name="Table22" style:family="table">
      <style:table-properties style:width="6.693in" fo:margin-left="0.0312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34in solid #000001" fo:border-left="0.0034in solid #000001" fo:border-bottom="0.0034in solid #000001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="0.0034in solid #000001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1" fo:border-bottom="0.0034in solid #000001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1" fo:border-bottom="0.0034in solid #000001" fo:border-right="0.0034in solid #000001" style:writing-mode="lr-tb" fo:padding-top="0.0381in" fo:padding-left="0.0381in" fo:padding-bottom="0.0381in" fo:padding-right="0.0381in"/>
    </style:style>
    <style:style style:name="T31" style:parent-style-name="Absatz-Standardschriftart" style:family="text">
      <style:text-properties fo:color="#800080"/>
    </style:style>
    <style:style style:name="TableColumn33" style:family="table-column">
      <style:table-column-properties style:column-width="3.3472in" style:use-optimal-column-width="false"/>
    </style:style>
    <style:style style:name="TableColumn34" style:family="table-column">
      <style:table-column-properties style:column-width="3.3458in" style:use-optimal-column-width="false"/>
    </style:style>
    <style:style style:name="Table32" style:family="table">
      <style:table-properties style:width="6.693in" fo:margin-left="0.0312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34in solid #000001" fo:border-left="0.0034in solid #000001" fo:border-bottom="0.0034in solid #000001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="0.0034in solid #000001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1" fo:border-bottom="0.0034in solid #000001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1" fo:border-bottom="0.0034in solid #000001" fo:border-right="0.0034in solid #000001" style:writing-mode="lr-tb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1" fo:border-bottom="0.0034in solid #000001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1" fo:border-bottom="0.0034in solid #000001" fo:border-right="0.0034in solid #000001" style:writing-mode="lr-tb" fo:padding-top="0.0381in" fo:padding-left="0.0381in" fo:padding-bottom="0.0381in" fo:padding-right="0.0381in"/>
    </style:style>
    <style:style style:name="TableColumn45" style:family="table-column">
      <style:table-column-properties style:column-width="3.3472in" style:use-optimal-column-width="false"/>
    </style:style>
    <style:style style:name="TableColumn46" style:family="table-column">
      <style:table-column-properties style:column-width="3.3458in" style:use-optimal-column-width="false"/>
    </style:style>
    <style:style style:name="Table44" style:family="table">
      <style:table-properties style:width="6.693in" fo:margin-left="0.0312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34in solid #000001" fo:border-left="0.0034in solid #000001" fo:border-bottom="0.0034in solid #000001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="0.0034in solid #000001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1" fo:border-bottom="0.0034in solid #000001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1" fo:border-bottom="0.0034in solid #000001" fo:border-right="0.0034in solid #000001" style:writing-mode="lr-tb" fo:padding-top="0.0381in" fo:padding-left="0.0381in" fo:padding-bottom="0.0381in" fo:padding-right="0.0381in"/>
    </style:style>
    <style:style style:name="T53" style:parent-style-name="Absatz-Standardschriftart" style:family="text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T55" style:parent-style-name="Absatz-Standardschriftart" style:family="text">
      <style:text-properties fo:font-weight="bold" style:font-weight-asian="bold"/>
    </style:style>
    <style:style style:name="T56" style:parent-style-name="Absatz-Standardschriftart" style:family="text">
      <style:text-properties fo:language="en" fo:country="GB"/>
    </style:style>
    <style:style style:name="T57" style:parent-style-name="Absatz-Standardschriftart" style:family="text">
      <style:text-properties fo:language="en" fo:country="GB"/>
    </style:style>
    <style:style style:name="T58" style:parent-style-name="Absatz-Standardschriftart" style:family="text">
      <style:text-properties fo:language="en" fo:country="GB"/>
    </style:style>
    <style:style style:name="P59" style:parent-style-name="Standard" style:family="paragraph">
      <style:text-properties fo:language="en" fo:country="GB"/>
    </style:style>
    <style:style style:name="T60" style:parent-style-name="Absatz-Standardschriftart" style:family="text">
      <style:text-properties fo:font-weight="bold" style:font-weight-asian="bold"/>
    </style:style>
    <style:style style:name="T61" style:parent-style-name="Absatz-Standardschriftart" style:family="text">
      <style:text-properties fo:language="en" fo:country="GB"/>
    </style:style>
    <style:style style:name="T62" style:parent-style-name="Absatz-Standardschriftart" style:family="text">
      <style:text-properties fo:language="en" fo:country="GB"/>
    </style:style>
    <style:style style:name="P63" style:parent-style-name="Standard" style:family="paragraph">
      <style:text-properties fo:font-weight="bold" style:font-weight-asian="bold" fo:language="en" fo:country="GB"/>
    </style:style>
    <style:style style:name="P64" style:parent-style-name="Standard" style:family="paragraph">
      <style:text-properties fo:font-weight="bold" style:font-weight-asian="bold" fo:language="en" fo:country="GB"/>
    </style:style>
    <style:style style:name="T65" style:parent-style-name="Absatz-Standardschriftart" style:family="text">
      <style:text-properties fo:font-weight="bold" style:font-weight-asian="bold"/>
    </style:style>
    <style:style style:name="T66" style:parent-style-name="Absatz-Standardschriftart" style:family="text">
      <style:text-properties fo:language="en" fo:country="GB"/>
    </style:style>
    <style:style style:name="P67" style:parent-style-name="Standard" style:family="paragraph">
      <style:text-properties fo:language="en" fo:country="GB"/>
    </style:style>
    <style:style style:name="T68" style:parent-style-name="Absatz-Standardschriftart" style:family="text">
      <style:text-properties fo:font-weight="bold" style:font-weight-asian="bold"/>
    </style:style>
    <style:style style:name="T69" style:parent-style-name="Absatz-Standardschriftart" style:family="text">
      <style:text-properties fo:language="en" fo:country="GB"/>
    </style:style>
    <style:style style:name="P70" style:parent-style-name="Standard" style:family="paragraph">
      <style:text-properties fo:font-weight="bold" style:font-weight-asian="bold" fo:language="en" fo:country="GB"/>
    </style:style>
    <style:style style:name="P71" style:parent-style-name="Standard" style:family="paragraph">
      <style:text-properties fo:language="en" fo:country="GB"/>
    </style:style>
    <style:style style:name="P72" style:parent-style-name="Standard" style:family="paragraph">
      <style:text-properties fo:language="en" fo:country="GB"/>
    </style:style>
    <style:style style:name="T73" style:parent-style-name="Absatz-Standardschriftart" style:family="text">
      <style:text-properties fo:font-weight="bold" style:font-weight-asian="bold" fo:language="en" fo:country="GB"/>
    </style:style>
    <style:style style:name="T74" style:parent-style-name="Absatz-Standardschriftart" style:family="text">
      <style:text-properties fo:font-weight="bold" style:font-weight-asian="bold" fo:language="en" fo:country="GB"/>
    </style:style>
    <style:style style:name="T75" style:parent-style-name="Absatz-Standardschriftart" style:family="text">
      <style:text-properties fo:language="en" fo:country="GB"/>
    </style:style>
    <style:style style:name="T76" style:parent-style-name="Absatz-Standardschriftart" style:family="text">
      <style:text-properties fo:language="en" fo:country="GB"/>
    </style:style>
    <style:style style:name="T77" style:parent-style-name="Absatz-Standardschriftart" style:family="text">
      <style:text-properties fo:language="en" fo:country="GB"/>
    </style:style>
    <style:style style:name="T78" style:parent-style-name="Absatz-Standardschriftart" style:family="text">
      <style:text-properties fo:language="en" fo:country="GB"/>
    </style:style>
    <style:style style:name="T79" style:parent-style-name="Absatz-Standardschriftart" style:family="text">
      <style:text-properties fo:language="en" fo:country="GB"/>
    </style:style>
    <style:style style:name="T80" style:parent-style-name="Absatz-Standardschriftart" style:family="text">
      <style:text-properties fo:language="en" fo:country="GB"/>
    </style:style>
    <style:style style:name="T81" style:parent-style-name="Absatz-Standardschriftart" style:family="text">
      <style:text-properties fo:language="en" fo:country="GB"/>
    </style:style>
    <style:style style:name="T82" style:parent-style-name="Absatz-Standardschriftart" style:family="text">
      <style:text-properties fo:language="en" fo:country="GB"/>
    </style:style>
    <style:style style:name="T83" style:parent-style-name="Absatz-Standardschriftart" style:family="text">
      <style:text-properties fo:language="en" fo:country="GB"/>
    </style:style>
    <style:style style:name="T84" style:parent-style-name="Absatz-Standardschriftart" style:family="text">
      <style:text-properties fo:language="en" fo:country="GB"/>
    </style:style>
  </office:automatic-styles>
  <office:body>
    <office:text text:use-soft-page-breaks="true">
      <text:p text:style-name="P1"><text:span text:style-name="T2">SstCpp01Lib</text:span></text:p>
      <text:p text:style-name="Standard">Library generates C++ Code for storing and working with Data-Records.</text:p>
      <text:p text:style-name="Standard"/>
      <text:p text:style-name="Standard">Kernel of this library is a format for storing Class and Class Member information in an ASC-File.</text:p>
      <text:p text:style-name="Standard">Example File dxftyp.def (DXF)</text:p>
      <text:p text:style-name="Standard"/>
      <text:p text:style-name="Standard">sstDxf03;Circle;cx;DD;12;4;sst Dxf Lib;sst Circle;X Coordinate of center point.</text:p>
      <text:p text:style-name="Standard">sstDxf03;Circle;cy;DD;12;4;sst Dxf Lib;sst Circle;Y Coordinate of center point.</text:p>
      <text:p text:style-name="Standard">sstDxf03;Circle;cz;DD;12;4;sst Dxf Lib;sst Circle;Z Coordinate of center point.</text:p>
      <text:p text:style-name="Standard">sstDxf03;Circle;radius;DD;12;4;sst Dxf Lib;sst Circle;Radius of arc.</text:p>
      <text:p text:style-name="Standard">sstDxf03;MText;ipx;DD;12;4;sst Dxf Lib;sst MText;X Coordinate of insertion point.</text:p>
      <text:p text:style-name="Standard">sstDxf03;MText;ipy;DD;12;4;sst Dxf Lib;sst MText;Y Coordinate of insertion point.</text:p>
      <text:p text:style-name="Standard">sstDxf03;MText;ipz;DD;12;4;sst Dxf Lib;sst MText;Z Coordinate of insertion point.</text:p>
      <text:p text:style-name="Standard"/>
      <text:p text:style-name="Standard">Column<text:s/>1: System/Library name</text:p>
      <text:p text:style-name="Standard">Column<text:s/>2: Class name</text:p>
      <text:p text:style-name="Standard">Column<text:s/>3: Class Member name</text:p>
      <text:p text:style-name="Standard">Column<text:s/>4: C++ Type (DD=Double)</text:p>
      <text:p text:style-name="Standard">Column<text:s/>5: Width (Full width in Csv-file)</text:p>
      <text:p text:style-name="Standard">Column<text:s/>6: Decimal width</text:p>
      <text:p text:style-name="Standard">Column<text:s/>7: System/Library<text:s/>Information</text:p>
      <text:p text:style-name="Standard">Column<text:s/>8: Class Information</text:p>
      <text:p text:style-name="Standard">Column<text:s/>9: Class Member Information</text:p>
      <text:p text:style-name="Standard"/>
      <text:h text:style-name="Überschrift1" text:outline-level="1">Tool sst_generate_typ_lib</text:h>
      <text:p text:style-name="Standard">Tool load information from file Type.Def and generates code for reading/writing <text:s/>record data in csv files.</text:p>
      <text:h text:style-name="Überschrift1" text:outline-level="1">Tool sst_generate_fnc_lib</text:h>
      <text:p text:style-name="Standard">Tool load information from<text:s/>file Type.Def and generates code for storing record data in sstRec04Lib database system. Needs code from sst_generate_typ_lib.</text:p>
      <text:h text:style-name="Überschrift1" text:outline-level="1">Tool sst_generate_qttab_lib</text:h>
      <text:p text:style-name="Standard">Tool load information from file Type.Def and generates code for creating qt tables for interactive working with record data. Needs code from sst_generate_typ_lib and sst_generate_fnc_lib.</text:p>
      <text:p text:style-name="Standard"/>
      <text:p text:style-name="Standard"/>
      <text:p text:style-name="Standard"/>
      <text:p text:style-name="P3"/>
      <text:h text:style-name="Überschrift1" text:outline-level="1"><text:span text:style-name="T4">Class Definition<text:s/></text:span><text:span text:style-name="T5">sstCpp01_Class_Cls</text:span></text:h>
      <text:p text:style-name="Standard">After full definition of all functions/methods with Code and all member the CppClass is written into Header and cpp-Code files.</text:p>
      <text:h text:style-name="Überschrift2" text:outline-level="2">Class Header</text:h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ableContents"/>
          </table:table-cell>
          <table:table-cell table:style-name="TableCell11">
            <text:p text:style-name="TableContents">System Name</text:p>
          </table:table-cell>
        </table:table-row>
        <table:table-row table:style-name="TableRow12">
          <table:table-cell table:style-name="TableCell13">
            <text:p text:style-name="TableContents"/>
          </table:table-cell>
          <table:table-cell table:style-name="TableCell14">
            <text:p text:style-name="TableContents">Group Name</text:p>
          </table:table-cell>
        </table:table-row>
        <table:table-row table:style-name="TableRow15">
          <table:table-cell table:style-name="TableCell16">
            <text:p text:style-name="TableContents"/>
          </table:table-cell>
          <table:table-cell table:style-name="TableCell17">
            <text:p text:style-name="TableContents">Class Name</text:p>
          </table:table-cell>
        </table:table-row>
        <table:table-row table:style-name="TableRow18">
          <table:table-cell table:style-name="TableCell19">
            <text:p text:style-name="TableContents"/>
          </table:table-cell>
          <table:table-cell table:style-name="TableCell20">
            <text:p text:style-name="TableContents">Date</text:p>
          </table:table-cell>
        </table:table-row>
      </table:table>
      <text:p text:style-name="Textbodyuser"/>
      <text:h text:style-name="Überschrift2" text:outline-level="2">Table Class Member/Elements</text:h>
      <text:p text:style-name="Textbodyuser">Storing<text:s/><text:span text:style-name="T21">sstCpp01_ClsTyp_Cls records</text:span></text:p>
      <text:p text:style-name="Textbodyuser"/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TableContents"/>
          </table:table-cell>
          <table:table-cell table:style-name="TableCell27">
            <text:p text:style-name="TableContents"/>
          </table:table-cell>
        </table:table-row>
        <table:table-row table:style-name="TableRow28">
          <table:table-cell table:style-name="TableCell29">
            <text:p text:style-name="TableContents"/>
          </table:table-cell>
          <table:table-cell table:style-name="TableCell30">
            <text:p text:style-name="TableContents"/>
          </table:table-cell>
        </table:table-row>
      </table:table>
      <text:p text:style-name="Standard"/>
      <text:h text:style-name="Überschrift2" text:outline-level="2">Table Class Functions/Methods</text:h>
      <text:p text:style-name="Textbodyuser">Storing<text:s/><text:span text:style-name="T31">sstCpp01_ClsFnc_Cls records</text:span>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TableContents"/>
          </table:table-cell>
          <table:table-cell table:style-name="TableCell37">
            <text:p text:style-name="TableContents">Method name</text:p>
          </table:table-cell>
        </table:table-row>
        <table:table-row table:style-name="TableRow38">
          <table:table-cell table:style-name="TableCell39">
            <text:p text:style-name="TableContents"/>
          </table:table-cell>
          <table:table-cell table:style-name="TableCell40">
            <text:p text:style-name="TableContents">Code starts at row N in Block Table</text:p>
          </table:table-cell>
        </table:table-row>
        <table:table-row table:style-name="TableRow41">
          <table:table-cell table:style-name="TableCell42">
            <text:p text:style-name="TableContents"/>
          </table:table-cell>
          <table:table-cell table:style-name="TableCell43">
            <text:p text:style-name="TableContents">Number of Code rows in Block Table</text:p>
          </table:table-cell>
        </table:table-row>
      </table:table>
      <text:p text:style-name="Standard"/>
      <text:h text:style-name="Überschrift2" text:outline-level="2">Class Block Table: All Function/Method Code Rows stored in blocks</text:h>
      <text:p text:style-name="Textbodyuser">Storing Char[X] row records</text:p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TableContents"/>
          </table:table-cell>
          <table:table-cell table:style-name="TableCell49">
            <text:p text:style-name="TableContents"/>
          </table:table-cell>
        </table:table-row>
        <table:table-row table:style-name="TableRow50">
          <table:table-cell table:style-name="TableCell51">
            <text:p text:style-name="TableContents"/>
          </table:table-cell>
          <table:table-cell table:style-name="TableCell52">
            <text:p text:style-name="TableContents"/>
          </table:table-cell>
        </table:table-row>
      </table:table>
      <text:p text:style-name="Standard"/>
      <text:p text:style-name="Standard"><text:span text:style-name="T53">Function Calls</text:span></text:p>
      <text:p text:style-name="P54"/>
      <text:p text:style-name="Standard"><text:span text:style-name="T55">sstcsv_FilWrtClsFncOpen3</text:span></text:p>
      <text:p text:style-name="Standard"><text:span text:style-name="T56">Write Base Class and Type Classes to Header File</text:span></text:p>
      <text:p text:style-name="Standard"><text:span text:style-name="T57">Write Base Class and<text:s/></text:span><text:span text:style-name="T58">Type Classes to Code File</text:span></text:p>
      <text:p text:style-name="P59"/>
      <text:p text:style-name="Standard"><text:span text:style-name="T60">sst_WrtClsData_inPipe_toFilesF2</text:span></text:p>
      <text:p text:style-name="Standard"><text:span text:style-name="T61">Write Type Classes to Header File</text:span></text:p>
      <text:p text:style-name="Standard"><text:span text:style-name="T62">Write Type Classes to Code File</text:span></text:p>
      <text:p text:style-name="P63"/>
      <text:p text:style-name="P64"/>
      <text:p text:style-name="Standard"><text:span text:style-name="T65">sstCpp01_wrt2CppHedFil2</text:span></text:p>
      <text:p text:style-name="Standard"><text:span text:style-name="T66">Write Doxygen und Class Code to header file</text:span></text:p>
      <text:p text:style-name="P67"/>
      <text:p text:style-name="Standard"><text:span text:style-name="T68">sstCpp01_Hed_wrt_class</text:span></text:p>
      <text:p text:style-name="Standard"><text:span text:style-name="T69">Write Class Code to header file</text:span></text:p>
      <text:p text:style-name="P70"/>
      <text:p text:style-name="P71"/>
      <text:p text:style-name="P72"/>
      <text:p text:style-name="Standard"><text:span text:style-name="T73">Do</text:span><text:span text:style-name="T74">cument infos</text:span></text:p>
      <text:soft-page-break/>
      <text:p text:style-name="Standard"><text:span text:style-name="T75">Author:</text:span><text:span text:style-name="T76"><text:tab/></text:span><text:span text:style-name="T77">Uli Rehr</text:span></text:p>
      <text:p text:style-name="Standard"><text:span text:style-name="T78">Created:</text:span><text:span text:style-name="T79"><text:tab/>23.09.16</text:span></text:p>
      <text:p text:style-name="Standard"><text:span text:style-name="T80">Changed:<text:s/></text:span><text:span text:style-name="T81"><text:tab/>13.03.18, <text:s/>Re.</text:span></text:p>
      <text:p text:style-name="Standard"><text:span text:style-name="T82"><text:tab/></text:span><text:span text:style-name="T83"><text:tab/>08.06.18, More infos about tools. <text:s/>Re.</text:span></text:p>
      <text:p text:style-name="Standard"><text:span text:style-name="T84">Document En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system" style:font-pitch="variable"/>
    <style:font-face style:name="Nimbus Mono L" svg:font-family="Nimbus Mono 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user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bodyuser" style:display-name="Text body (user)" style:family="paragraph" style:parent-style-name="Standard">
      <style:paragraph-properties fo:margin-bottom="0.0972in" fo:line-height="120%"/>
      <style:text-properties fo:hyphenate="false"/>
    </style:style>
    <style:style style:name="Titel" style:display-name="Titel" style:family="paragraph" style:parent-style-name="Heading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ns-Ulrich Rehr</meta:initial-creator>
    <dc:creator>Hans-Ulrich Rehr</dc:creator>
    <meta:creation-date>2016-09-23T09:01:00Z</meta:creation-date>
    <dc:date>2020-05-07T08:54:00Z</dc:date>
    <meta:template xlink:href="Normal" xlink:type="simple"/>
    <meta:editing-cycles>13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5" meta:word-count="359" meta:character-count="2620" meta:row-count="18" meta:non-whitespace-character-count="2266"/>
  </office:meta>
</office:document-meta>
</file>